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style:font-size-asian="8pt" style:font-size-complex="8pt"/>
    </style:style>
    <style:style style:name="P2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Verdana" fo:font-size="8pt" fo:language="en" fo:country="US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mitives:</text:p>
      <text:p text:style-name="P1">byte <text:tab/><text:tab/>– 8 bit signed (+-127)</text:p>
      <text:p text:style-name="P1">short <text:tab/><text:tab/>– 16 bit signed (32t)</text:p>
      <text:p text:style-name="P1">int <text:tab/><text:tab/>– 32 bit signed, max: 2.1 <text:tab/><text:tab/><text:tab/>billions (10 nbrs)</text:p>
      <text:p text:style-name="P1">long <text:tab/><text:tab/>– 64 bit signed (19 nbrs)</text:p>
      <text:p text:style-name="P1">float <text:tab/><text:tab/>– 32 bit float 3.2e38</text:p>
      <text:p text:style-name="P1">double <text:tab/><text:tab/>– 64 bit 1.7e308</text:p>
      <text:p text:style-name="P1">boolean</text:p>
      <text:p text:style-name="P1">char<text:tab/><text:tab/>- 16 bit</text:p>
      <text:p text:style-name="P1"/>
      <text:p text:style-name="P1">parsing:</text:p>
      <text:p text:style-name="P1">int n = Integer.parseInt(String s);</text:p>
      <text:p text:style-name="P1"/>
      <text:p text:style-name="P1">Math:</text:p>
      <text:p text:style-name="P1">double d = Math.max(double <text:s/>a, double b);</text:p>
      <text:p text:style-name="P1">min, sin, pow, round, random, sqrt, PI..</text:p>
      <text:p text:style-name="P1"/>
      <text:p text:style-name="P1">Array:</text:p>
      <text:p text:style-name="P1">String[] s = {“one”, “two”};</text:p>
      <text:p text:style-name="P1">double[] a = new double[n];</text:p>
      <text:p text:style-name="P1">a[1][2] → row 2, column 3</text:p>
      <text:p text:style-name="P1"/>
      <text:p text:style-name="P1">Print:</text:p>
      <text:p text:style-name="P1">System.out.</text:p>
      <text:p text:style-name="P1">println(s);</text:p>
      <text:p text:style-name="P1">printf(String format, “what up”);</text:p>
      <text:p text:style-name="P1"/>
      <text:p text:style-name="P1">StdIn:</text:p>
      <text:p text:style-name="P1">isEmpty()</text:p>
      <text:p text:style-name="P1">readInt() //read token, convert to int</text:p>
      <text:p text:style-name="P1">readString()</text:p>
      <text:p text:style-name="P1">hasNextChar()</text:p>
      <text:p text:style-name="P1">readChar()</text:p>
      <text:p text:style-name="P1">hasNextLine()</text:p>
      <text:p text:style-name="P1">readLine()</text:p>
      <text:p text:style-name="P1">..</text:p>
      <text:p text:style-name="P1">readAll()</text:p>
      <text:p text:style-name="P1"/>
      <text:p text:style-name="P1">String:</text:p>
      <text:p text:style-name="P1">String <text:tab/><text:tab/>String(s) //create new string <text:tab/><text:tab/><text:tab/> <text:s text:c="2"/>from s</text:p>
      <text:p text:style-name="P1">int <text:tab/><text:tab/>length();</text:p>
      <text:p text:style-name="P1">char <text:tab/><text:tab/>charAt(i);</text:p>
      <text:p text:style-name="P1">String <text:tab/><text:tab/>substring(i, j) //from I to j-1</text:p>
      <text:p text:style-name="P1">boolean <text:tab/><text:tab/>contains(substring)</text:p>
      <text:p text:style-name="P1">int <text:tab/><text:tab/>indexOf(String pattern)</text:p>
      <text:p text:style-name="P1">String <text:tab/><text:tab/>concat(s);</text:p>
      <text:p text:style-name="P1">int <text:tab/><text:tab/>compareTo(s);</text:p>
      <text:p text:style-name="P1">String <text:tab/><text:tab/>toLowerCase();</text:p>
      <text:p text:style-name="P1">String <text:tab/><text:tab/>toUpperCase();</text:p>
      <text:p text:style-name="P1">String []<text:tab/><text:tab/>split(delimiter)</text:p>
      <text:p text:style-name="P1">boolean<text:tab/><text:tab/>equels(obj);</text:p>
      <text:p text:style-name="P1">int <text:tab/><text:tab/>hasCode();</text:p>
      <text:p text:style-name="P1">…</text:p>
      <text:p text:style-name="P1"/>
      <text:p text:style-name="P1">Collection(implemented by all collections):</text:p>
      <text:p text:style-name="P1">add(e);</text:p>
      <text:p text:style-name="P1">addAll(collection&lt;? extends E&gt; c);</text:p>
      <text:p text:style-name="P1">clear()</text:p>
      <text:p text:style-name="P1">contains(o);</text:p>
      <text:p text:style-name="P1">containsAll(Collection&lt;?&gt; c);</text:p>
      <text:p text:style-name="P1">equals(o);</text:p>
      <text:p text:style-name="P1">hasCode()</text:p>
      <text:p text:style-name="P1">isEmpty();</text:p>
      <text:p text:style-name="P1">iterator()</text:p>
      <text:p text:style-name="P1">remove(o);</text:p>
      <text:p text:style-name="P1">size()</text:p>
      <text:p text:style-name="P1">toArray();</text:p>
      <text:p text:style-name="P1"/>
      <text:p text:style-name="P1">Stack&lt;Item&gt;:</text:p>
      <text:p text:style-name="P1">empty()</text:p>
      <text:p text:style-name="P1">push(i);</text:p>
      <text:p text:style-name="P1">pop();</text:p>
      <text:p text:style-name="P1">peek();</text:p>
      <text:p text:style-name="P1"/>
      <text:p text:style-name="P1">Queue&lt;Item&gt; (impl: ArrayDeque, LinkedList):</text:p>
      <text:p text:style-name="P1">add(e) / offer(e);</text:p>
      <text:p text:style-name="P1">remove() / poll();</text:p>
      <text:p text:style-name="P1">element() / peek();</text:p>
      <text:p text:style-name="P1"/>
      <text:p text:style-name="P1">HashSet&lt;E&gt;</text:p>
      <text:p text:style-name="P1">add();</text:p>
      <text:p text:style-name="P1">clear();</text:p>
      <text:p text:style-name="P1">isEmpty();</text:p>
      <text:p text:style-name="P1">iterator();</text:p>
      <text:p text:style-name="P1">remove(o);</text:p>
      <text:p text:style-name="P1">size();</text:p>
      <text:p text:style-name="P1"/>
      <text:p text:style-name="P1"/>
      <text:p text:style-name="P1">HashMap&lt;E&gt; (does not inherit from Collection!!):</text:p>
      <text:p text:style-name="P1">put(k,v),</text:p>
      <text:p text:style-name="P1">containsKey(k);</text:p>
      <text:p text:style-name="P1">containsValue(v);</text:p>
      <text:p text:style-name="P1">for(Map.Entry&lt;K,V&gt; entry: map.entrySet())</text:p>
      <text:p text:style-name="P1">for(K k: map.keySet())</text:p>
      <text:p text:style-name="P1">for(V v: map.values())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32cm" fo:margin-bottom="0.554cm" fo:margin-left="0.42cm" fo:margin-right="0.245cm" style:shadow="none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07-12T16:52:12.79</meta:creation-date>
    <dc:date>2016-09-09T16:55:40.69</dc:date>
    <dc:creator>orhan mekic</dc:creator>
    <meta:editing-duration>P24DT13H42M24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83" meta:word-count="209" meta:character-count="1535"/>
  </office:meta>
</office:document-meta>
</file>